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officeooo:rsid="00186604" officeooo:paragraph-rsid="00186604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color="#ececec" style:font-name="Segoe UI" fo:font-weight="bold" fo:background-color="#212121" loext:char-shading-value="0" style:font-weight-asian="bold" style:font-name-complex="Segoe UI1"/>
    </style:style>
    <style:style style:name="T2" style:family="text">
      <style:text-properties fo:color="#ececec" style:font-name="Segoe UI" fo:background-color="#212121" loext:char-shading-value="0" style:font-name-complex="Segoe UI1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¿Qué diferencias hay entre un microcontrolador ESP32 y Arduino?</text:p>
      <text:p text:style-name="P2">El ESP32 ofrece mayor potencia y conectividad integrada Wi-Fi y Bluetooth, mientras que Arduino es conocido por su simplicidad y amplia comunidad de usuarios.</text:p>
      <text:p text:style-name="P3">¿Qué significan los voltajes para los microcontroladores?</text:p>
      <text:p text:style-name="P2">Los voltajes son esenciales para la alimentación y la comunicación en microcontroladores, determinando su funcionamiento eficiente.</text:p>
      <text:p text:style-name="P3">¿Por qué es mejor en un microcontrolador para las telecomunicaciones Wi-Fi y no el Bluetooth o las radiofrecuencias?</text:p>
      <text:p text:style-name="P2">Wi-Fi ofrece mayor alcance y velocidad de transferencia de datos, siendo preferible para telecomunicaciones en microcontroladores.</text:p>
      <text:p text:style-name="P3">¿Por qué implementar Wi-Fi 5G no es necesario en nuestras comunicaciones, ya que usamos un simple string como datos a enviar?</text:p>
      <text:p text:style-name="P2">Wi-Fi 5G puede ser innecesario para comunicaciones simples, ya que su velocidad y ancho de banda son excesivos para enviar datos básicos como strings.</text:p>
      <text:p text:style-name="P3">¿Qué es el bus I2C en un multiplexor para ESP32 y por qué se hace uso de él?</text:p>
      <text:p text:style-name="P2">El bus I2C permite la comunicación entre múltiples dispositivos utilizando solo dos cables, simplificando el diseño y ahorrando pines de entrada/salida.</text:p>
      <text:p text:style-name="P3">¿Cómo se sueldan los sensores de un ESP32 o Arduino haciendo uso de un soldador de estaño?</text:p>
      <text:p text:style-name="P2">Se sueldan cuidadosamente los sensores utilizando un soldador de estaño y estaño, evitando conexiones deficientes que pueden causar mal funcionamiento o daño permanente al sistema.</text:p>
      <text:p text:style-name="P3">¿Qué problemas puede ocasionar malas soldaduras de estaño o conexiones de masa en los sensores de un ESP32?</text:p>
      <text:p text:style-name="P2">Malas soldaduras de estaño o conexiones de masa deficientes pueden causar mal funcionamiento intermitente, errores de lectura o comunicación, sobrecalentamiento y daño permanente al sistema.</text:p>
      <text:p text:style-name="P3">¿Qué mejoras implican el uso de pantallas OLED y un giroscopio en un proyecto relacionado con la salud y la calidad del aire en un cubo móvil?</text:p>
      <text:p text:style-name="P2">Proporcionan una interfaz de usuario mejorada, análisis avanzados de datos y funciones de alerta, mejorando la experiencia del usuario y la eficacia del proyec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Álvaro Morón</meta:initial-creator>
    <meta:editing-cycles>2</meta:editing-cycles>
    <meta:creation-date>2024-04-28T17:32:00</meta:creation-date>
    <dc:date>2024-04-28T20:27:38.851000000</dc:date>
    <meta:editing-duration>PT34M3S</meta:editing-duration>
    <meta:generator>LibreOffice/6.4.4.2$Windows_X86_64 LibreOffice_project/3d775be2011f3886db32dfd395a6a6d1ca2630ff</meta:generator>
    <meta:document-statistic meta:table-count="0" meta:image-count="0" meta:object-count="0" meta:page-count="1" meta:paragraph-count="16" meta:word-count="310" meta:character-count="2029" meta:non-whitespace-character-count="17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